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4.85cm" fo:min-width="18.5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75cm" fo:min-width="8.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2.65cm" fo:min-width="12.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4.85cm" fo:min-width="3.2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0.45cm" fo:min-width="8.5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45cm" fo:min-width="3.6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2.15cm" fo:min-width="2.2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1.8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3.55cm" fo:min-width="5.7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3.55cm" fo:min-width="5.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64cm" fo:min-width="1.76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457cm" fo:min-width="0.631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2.25cm" fo:min-width="8.2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2.25cm" fo:min-width="9.8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11.681cm" fo:min-width="14.512cm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1.329cm" fo:min-width="6.61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2.042cm" fo:min-width="9.85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1.681cm" fo:min-width="2.424cm"/>
    </style:style>
    <style:style style:name="gr19" style:family="graphic" style:parent-style-name="standard">
      <style:graphic-properties draw:fill-color="#66ff66" draw:textarea-horizontal-align="justify" draw:textarea-vertical-align="middle" draw:auto-grow-height="false" fo:min-height="0.303cm" fo:min-width="6.611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303cm" fo:min-width="2.739cm"/>
    </style:style>
    <style:style style:name="gr21" style:family="graphic" style:parent-style-name="standard">
      <style:graphic-properties draw:fill-color="#ff9900" draw:textarea-horizontal-align="justify" draw:textarea-vertical-align="middle" draw:auto-grow-height="false" fo:min-height="1.646cm" fo:min-width="1.634cm"/>
    </style:style>
    <style:style style:name="gr22" style:family="graphic" style:parent-style-name="standard">
      <style:graphic-properties draw:textarea-horizontal-align="justify" draw:textarea-vertical-align="middle" draw:auto-grow-height="false" fo:min-height="1.093cm" fo:min-width="1.318cm"/>
    </style:style>
    <style:style style:name="gr23" style:family="graphic" style:parent-style-name="standard">
      <style:graphic-properties draw:fill-color="#ff9900" draw:textarea-horizontal-align="justify" draw:textarea-vertical-align="middle" draw:auto-grow-height="false" fo:min-height="1.647cm" fo:min-width="1.634cm"/>
    </style:style>
    <style:style style:name="gr24" style:family="graphic" style:parent-style-name="standard">
      <style:graphic-properties draw:textarea-horizontal-align="justify" draw:textarea-vertical-align="middle" draw:auto-grow-height="false" fo:min-height="1.093cm" fo:min-width="1.317cm"/>
    </style:style>
    <style:style style:name="gr25" style:family="graphic" style:parent-style-name="standard">
      <style:graphic-properties draw:fill-color="#ff9900" draw:textarea-horizontal-align="justify" draw:textarea-vertical-align="middle" draw:auto-grow-height="false" fo:min-height="1.647cm" fo:min-width="1.633cm"/>
    </style:style>
    <style:style style:name="gr26" style:family="graphic" style:parent-style-name="standard">
      <style:graphic-properties draw:fill-color="#ff9900" draw:textarea-horizontal-align="justify" draw:textarea-vertical-align="middle" draw:auto-grow-height="false" fo:min-height="1.646cm" fo:min-width="1.633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2.752cm" fo:min-width="4.399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2.752cm" fo:min-width="4.399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867cm" fo:min-width="1.288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308cm" fo:min-width="0.393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309cm" fo:min-width="0.393cm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1.725cm" fo:min-width="6.374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1.725cm" fo:min-width="7.638cm"/>
    </style:style>
    <style:style style:name="gr34" style:family="graphic" style:parent-style-name="standard">
      <style:graphic-properties draw:fill-color="#ffff99" draw:textarea-horizontal-align="justify" draw:textarea-vertical-align="middle" draw:auto-grow-height="false" fo:min-height="2.46cm" fo:min-width="13.434cm"/>
    </style:style>
    <style:style style:name="gr35" style:family="graphic" style:parent-style-name="standard">
      <style:graphic-properties draw:fill-color="#ffff99" draw:textarea-horizontal-align="justify" draw:textarea-vertical-align="middle" draw:auto-grow-height="false" fo:min-height="9.928cm" fo:min-width="12.307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1.097cm" fo:min-width="5.566cm"/>
    </style:style>
    <style:style style:name="gr37" style:family="graphic" style:parent-style-name="standard">
      <style:graphic-properties draw:fill-color="#ffff99" draw:textarea-horizontal-align="justify" draw:textarea-vertical-align="middle" draw:auto-grow-height="false" fo:min-height="1.705cm" fo:min-width="8.33cm"/>
    </style:style>
    <style:style style:name="gr38" style:family="graphic" style:parent-style-name="standard">
      <style:graphic-properties draw:fill-color="#ffff99" draw:textarea-horizontal-align="justify" draw:textarea-vertical-align="middle" draw:auto-grow-height="false" fo:min-height="9.928cm" fo:min-width="1.994cm"/>
    </style:style>
    <style:style style:name="gr39" style:family="graphic" style:parent-style-name="standard">
      <style:graphic-properties draw:fill-color="#66ff66" draw:textarea-horizontal-align="justify" draw:textarea-vertical-align="middle" draw:auto-grow-height="false" fo:min-height="0.221cm" fo:min-width="5.566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221cm" fo:min-width="2.264cm"/>
    </style:style>
    <style:style style:name="gr41" style:family="graphic" style:parent-style-name="standard">
      <style:graphic-properties draw:fill-color="#ff9900" draw:textarea-horizontal-align="justify" draw:textarea-vertical-align="middle" draw:auto-grow-height="false" fo:min-height="1.367cm" fo:min-width="1.32cm"/>
    </style:style>
    <style:style style:name="gr42" style:family="graphic" style:parent-style-name="standard">
      <style:graphic-properties draw:textarea-horizontal-align="justify" draw:textarea-vertical-align="middle" draw:auto-grow-height="false" fo:min-height="0.895cm" fo:min-width="1.051cm"/>
    </style:style>
    <style:style style:name="gr43" style:family="graphic" style:parent-style-name="standard">
      <style:graphic-properties draw:fill-color="#ff9900" draw:textarea-horizontal-align="justify" draw:textarea-vertical-align="middle" draw:auto-grow-height="false" fo:min-height="1.368cm" fo:min-width="1.32cm"/>
    </style:style>
    <style:style style:name="gr44" style:family="graphic" style:parent-style-name="standard">
      <style:graphic-properties draw:fill-color="#ff9900" draw:textarea-horizontal-align="justify" draw:textarea-vertical-align="middle" draw:auto-grow-height="false" fo:min-height="1.369cm" fo:min-width="1.32cm"/>
    </style:style>
    <style:style style:name="gr45" style:family="graphic" style:parent-style-name="standard">
      <style:graphic-properties draw:textarea-horizontal-align="justify" draw:textarea-vertical-align="middle" draw:auto-grow-height="false" fo:min-height="0.895cm" fo:min-width="1.05cm"/>
    </style:style>
    <style:style style:name="gr46" style:family="graphic" style:parent-style-name="standard">
      <style:graphic-properties draw:fill-color="#ffff99" draw:textarea-horizontal-align="justify" draw:textarea-vertical-align="middle" draw:auto-grow-height="false" fo:min-height="2.311cm" fo:min-width="3.679cm"/>
    </style:style>
    <style:style style:name="gr47" style:family="graphic" style:parent-style-name="standard">
      <style:graphic-properties draw:fill-color="#ffff99" draw:textarea-horizontal-align="justify" draw:textarea-vertical-align="middle" draw:auto-grow-height="false" fo:min-height="2.311cm" fo:min-width="3.68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703cm" fo:min-width="1.025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226cm" fo:min-width="0.262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227cm" fo:min-width="0.262cm"/>
    </style:style>
    <style:style style:name="gr51" style:family="graphic" style:parent-style-name="standard">
      <style:graphic-properties draw:fill-color="#ffff99" draw:textarea-horizontal-align="justify" draw:textarea-vertical-align="middle" draw:auto-grow-height="false" fo:min-height="1.435cm" fo:min-width="5.364cm"/>
    </style:style>
    <style:style style:name="gr52" style:family="graphic" style:parent-style-name="standard">
      <style:graphic-properties draw:fill-color="#ffff99" draw:textarea-horizontal-align="justify" draw:textarea-vertical-align="middle" draw:auto-grow-height="false" fo:min-height="1.435cm" fo:min-width="6.443cm"/>
    </style:style>
    <style:style style:name="gr53" style:family="graphic" style:parent-style-name="standard">
      <style:graphic-properties draw:fill-color="#ffff99" draw:textarea-horizontal-align="justify" draw:textarea-vertical-align="middle" draw:auto-grow-height="false" fo:min-height="2.062cm" fo:min-width="11.387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1.45cm"/>
    </style:style>
    <style:style style:name="gr56" style:family="graphic" style:parent-style-name="standard">
      <style:graphic-properties draw:stroke="none" svg:stroke-color="#000000" draw:fill="none" draw:fill-color="#ffffff" fo:min-height="1.85cm"/>
    </style:style>
    <style:style style:name="gr57" style:family="graphic" style:parent-style-name="standard">
      <style:graphic-properties draw:stroke="none" svg:stroke-color="#000000" draw:fill="none" draw:fill-color="#ffffff" fo:min-height="1.323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  <style:text-properties fo:color="#cc0000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</style:style>
    <style:style style:name="T1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5.1cm" svg:x="1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cm" svg:height="2cm" svg:x="5.8cm" svg:y="2.8cm">
          <text:p text:style-name="P2"><text:span text:style-name="T1">WacDonal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1cm" svg:height="2.9cm" svg:x="3.2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cm" svg:height="15.1cm" svg:x="16.3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cm" svg:height="0.7cm" svg:x="3.2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1cm" svg:height="0.7cm" svg:x="12.2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cm" svg:height="2.4cm" svg:x="16.8cm" svg:y="5.5cm">
          <text:p text:style-name="P2">Steak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cm" svg:height="1.7cm" svg:x="7cm" svg:y="5cm">
          <text:p text:style-name="P2">C2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cm" svg:height="2.4cm" svg:x="16.8cm" svg:y="8.3cm">
          <text:p text:style-name="P2">Salad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cm" svg:height="2.4cm" svg:x="16.8cm" svg:y="11cm">
          <text:p text:style-name="P2">Pai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cm" svg:height="2.4cm" svg:x="16.8cm" svg:y="13.9cm">
          <text:p text:style-name="P2">Tomat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cm" svg:height="1.7cm" svg:x="4cm" svg:y="5cm">
          <text:p text:style-name="P2">C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cm" svg:height="2.4cm" svg:x="16.7cm" svg:y="16.8cm">
          <text:p text:style-name="P2">Salad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cm" svg:height="2.4cm" svg:x="16.7cm" svg:y="17.2cm">
          <text:p text:style-name="P2">Salad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cm" svg:height="2.4cm" svg:x="16.7cm" svg:y="17.5cm">
          <text:p text:style-name="P2">…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2cm" svg:height="3.8cm" svg:x="2.7cm" svg:y="9.3cm">
          <text:p text:style-name="P2">Friteuse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2cm" svg:height="3.8cm" svg:x="2.7cm" svg:y="13.1cm">
          <text:p text:style-name="P2">Gril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2cm" svg:height="3.8cm" svg:x="8.9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2cm" svg:height="3.8cm" svg:x="8.9cm" svg:y="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2cm" svg:height="2cm" svg:x="10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599cm" svg:height="0.999cm" svg:x="11.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2cm" svg:height="2cm" svg:x="10.37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599cm" svg:height="0.999cm" svg:x="11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8.7cm" svg:height="2.5cm" svg:x="1cm" svg:y="19.9cm">
          <text:p text:style-name="P2">Poubel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.3cm" svg:height="2.5cm" svg:x="9.7cm" svg:y="19.9cm">
          <text:p text:style-name="P2">Argent 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5" draw:text-style-name="P1" draw:layer="layout" svg:width="15.012cm" svg:height="11.931cm" svg:x="4.388cm" svg:y="5.5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7.11cm" svg:height="1.579cm" svg:x="8.181cm" svg:y="4cm">
          <text:p text:style-name="P2"><text:span text:style-name="T1">WacDona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0.35cm" svg:height="2.292cm" svg:x="6.126cm" svg:y="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924cm" svg:height="11.931cm" svg:x="16.476cm" svg:y="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7.111cm" svg:height="0.553cm" svg:x="6.126cm" svg:y="7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3.239cm" svg:height="0.553cm" svg:x="13.237cm" svg:y="7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2.134cm" svg:height="1.896cm" svg:x="16.871cm" svg:y="6.133cm">
          <text:p text:style-name="P2">Ste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.818cm" svg:height="1.343cm" svg:x="9.128cm" svg:y="5.738cm">
          <text:p text:style-name="P2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2.134cm" svg:height="1.897cm" svg:x="16.871cm" svg:y="8.345cm">
          <text:p text:style-name="P2">Sal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2.134cm" svg:height="1.897cm" svg:x="16.871cm" svg:y="10.478cm">
          <text:p text:style-name="P2">P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2.134cm" svg:height="1.896cm" svg:x="16.871cm" svg:y="12.77cm">
          <text:p text:style-name="P2">Tom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1.817cm" svg:height="1.343cm" svg:x="6.759cm" svg:y="5.738cm">
          <text:p text:style-name="P2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.133cm" svg:height="1.897cm" svg:x="16.792cm" svg:y="15.06cm">
          <text:p text:style-name="P2">Sal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.133cm" svg:height="1.897cm" svg:x="16.792cm" svg:y="15.377cm">
          <text:p text:style-name="P2">Sal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2.133cm" svg:height="1.896cm" svg:x="16.792cm" svg:y="15.614cm">
          <text:p text:style-name="P2">…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899cm" svg:height="3.002cm" svg:x="5.731cm" svg:y="9.136cm">
          <text:p text:style-name="P2">Friteus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899cm" svg:height="3.002cm" svg:x="5.731cm" svg:y="12.138cm">
          <text:p text:style-name="P2">Gr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4.899cm" svg:height="3.002cm" svg:x="10.63cm" svg:y="12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4.899cm" svg:height="3.002cm" svg:x="10.63cm" svg:y="9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2.528cm" svg:height="1.579cm" svg:x="11.815cm" svg:y="9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7" draw:layer="layout" svg:width="1.263cm" svg:height="0.788cm" svg:x="12.447cm" svg:y="10.2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7" draw:layer="layout" svg:width="2.528cm" svg:height="1.579cm" svg:x="11.794cm" svg:y="12.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7" draw:layer="layout" svg:width="1.263cm" svg:height="0.789cm" svg:x="12.447cm" svg:y="13.1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" draw:layer="layout" svg:width="6.874cm" svg:height="1.975cm" svg:x="4.388cm" svg:y="17.51cm">
          <text:p text:style-name="P2">Poubelle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138cm" svg:height="1.975cm" svg:x="11.262cm" svg:y="17.51cm">
          <text:p text:style-name="P2">Argen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3.934cm" svg:height="2.71cm" draw:transform="skewX (0.000349065850398865) rotate (1.57289072189729) translate (1.73cm 19.488cm)">
          <text:p text:style-name="P2">Boisson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35" draw:text-style-name="P1" draw:layer="layout" svg:width="12.807cm" svg:height="10.178cm" svg:x="5.292cm" svg:y="9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6.066cm" svg:height="1.347cm" svg:x="8.528cm" svg:y="7.687cm">
          <text:p text:style-name="P2"><text:span text:style-name="T1">WacDona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8.83cm" svg:height="1.955cm" svg:x="6.775cm" svg:y="9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2.494cm" svg:height="10.178cm" svg:x="15.605cm" svg:y="9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" draw:layer="layout" svg:width="6.066cm" svg:height="0.471cm" svg:x="6.775cm" svg:y="10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draw:layer="layout" svg:width="2.764cm" svg:height="0.471cm" svg:x="12.841cm" svg:y="10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1.82cm" svg:height="1.617cm" svg:x="15.942cm" svg:y="9.507cm">
          <text:p text:style-name="P2">Ste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1.551cm" svg:height="1.145cm" svg:x="9.336cm" svg:y="9.17cm">
          <text:p text:style-name="P2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1.82cm" svg:height="1.618cm" svg:x="15.942cm" svg:y="11.394cm">
          <text:p text:style-name="P2">Sal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draw:layer="layout" svg:width="1.82cm" svg:height="1.619cm" svg:x="15.942cm" svg:y="13.213cm">
          <text:p text:style-name="P2">P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1.82cm" svg:height="1.617cm" svg:x="15.942cm" svg:y="15.169cm">
          <text:p text:style-name="P2">Tom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55cm" svg:height="1.145cm" svg:x="7.315cm" svg:y="9.17cm">
          <text:p text:style-name="P2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draw:layer="layout" svg:width="1.82cm" svg:height="1.619cm" svg:x="15.874cm" svg:y="17.122cm">
          <text:p text:style-name="P2">Sal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1.82cm" svg:height="1.618cm" svg:x="15.874cm" svg:y="17.393cm">
          <text:p text:style-name="P2">Sal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1.82cm" svg:height="1.617cm" svg:x="15.874cm" svg:y="17.595cm">
          <text:p text:style-name="P2">…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4.179cm" svg:height="2.561cm" svg:x="6.438cm" svg:y="12.069cm">
          <text:p text:style-name="P2">Friteus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4.179cm" svg:height="2.561cm" svg:x="6.438cm" svg:y="14.63cm">
          <text:p text:style-name="P2">Gr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18cm" svg:height="2.561cm" svg:x="10.617cm" svg:y="14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18cm" svg:height="2.561cm" svg:x="10.617cm" svg:y="12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draw:layer="layout" svg:width="2.157cm" svg:height="1.347cm" svg:x="11.628cm" svg:y="12.6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9" draw:text-style-name="P7" draw:layer="layout" svg:width="1.078cm" svg:height="0.672cm" svg:x="12.167cm" svg:y="13.0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7" draw:layer="layout" svg:width="2.157cm" svg:height="1.347cm" svg:x="11.61cm" svg:y="15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7" draw:layer="layout" svg:width="1.078cm" svg:height="0.673cm" svg:x="12.167cm" svg:y="15.5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1" draw:text-style-name="P1" draw:layer="layout" svg:width="5.864cm" svg:height="1.685cm" svg:x="5.292cm" svg:y="19.212cm">
          <text:p text:style-name="P2">Poubelle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943cm" svg:height="1.685cm" svg:x="11.156cm" svg:y="19.212cm">
          <text:p text:style-name="P2">Argen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11.887cm" svg:height="2.312cm" draw:transform="skewX (0.000349065850398866) rotate (1.57289072189729) translate (3.025cm 20.9cm)">
          <text:p text:style-name="P2">Boissons</text:p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7.4cm" svg:y1="9.4cm" svg:x2="5.6cm" svg:y2="6.2cm">
          <text:p/>
        </draw:line>
        <draw:frame draw:style-name="gr55" draw:text-style-name="P9" draw:layer="layout" svg:width="4.6cm" svg:height="1.7cm" svg:x="1.5cm" svg:y="5.6cm">
          <draw:text-box>
            <text:p>Commandes</text:p>
          </draw:text-box>
        </draw:frame>
        <draw:frame draw:style-name="gr56" draw:text-style-name="P9" draw:layer="layout" svg:width="5cm" svg:height="2.1cm" svg:x="14.4cm" svg:y="4.3cm">
          <draw:text-box>
            <text:p>Ingrédients</text:p>
          </draw:text-box>
        </draw:frame>
        <draw:line draw:style-name="gr54" draw:text-style-name="P8" draw:layer="layout" svg:x1="16.2cm" svg:y1="5.4cm" svg:x2="16.6cm" svg:y2="9.9cm">
          <text:p/>
        </draw:line>
        <draw:line draw:style-name="gr54" draw:text-style-name="P8" draw:layer="layout" svg:x1="14.7cm" svg:y1="10.7cm" svg:x2="13.2cm" svg:y2="6.5cm">
          <text:p/>
        </draw:line>
        <draw:frame draw:style-name="gr57" draw:text-style-name="P11" draw:layer="layout" svg:width="5.2cm" svg:height="1.673cm" svg:x="8.4cm" svg:y="4.827cm">
          <draw:text-box>
            <text:p text:style-name="P10">Temps préparation</text:p>
          </draw:text-box>
        </draw:frame>
        <draw:line draw:style-name="gr54" draw:text-style-name="P8" draw:layer="layout" svg:x1="3.7cm" svg:y1="20.3cm" svg:x2="3.4cm" svg:y2="22.4cm">
          <text:p/>
        </draw:line>
        <draw:frame draw:style-name="gr56" draw:text-style-name="P9" draw:layer="layout" svg:width="4.8cm" svg:height="2.1cm" svg:x="1.4cm" svg:y="22.5cm">
          <draw:text-box>
            <text:p>Addition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0:27:50.091464683</meta:creation-date>
    <dc:date>2018-10-05T10:51:49.028894363</dc:date>
    <meta:editing-duration>PT12M35S</meta:editing-duration>
    <meta:editing-cycles>5</meta:editing-cycles>
    <meta:generator>LibreOffice/5.1.6.2$Linux_X86_64 LibreOffice_project/10m0$Build-2</meta:generator>
    <meta:document-statistic meta:object-count="85"/>
  </office:meta>
</office:document-meta>
</file>